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C" svg:font-family="'Noto Sans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3.8396in" fo:margin-left="0.7875in" table:align="left" style:writing-mode="lr-tb"/>
    </style:style>
    <style:style style:name="Table1.A" style:family="table-column">
      <style:table-column-properties style:column-width="3.8396in"/>
    </style:style>
    <style:style style:name="Table1.1" style:family="table-row">
      <style:table-row-properties style:min-row-height="0.0972in" fo:keep-together="auto"/>
    </style:style>
    <style:style style:name="Table1.A1" style:family="table-cell">
      <style:table-cell-properties style:vertical-align="top" fo:background-color="#ffffff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ffffff" fo:padding-left="0.075in" fo:padding-right="0.075in" fo:padding-top="0in" fo:padding-bottom="0in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2" style:family="table">
      <style:table-properties style:width="3.8396in" fo:margin-left="0.7875in" table:align="left" style:writing-mode="lr-tb"/>
    </style:style>
    <style:style style:name="Table2.A" style:family="table-column">
      <style:table-column-properties style:column-width="3.8396in"/>
    </style:style>
    <style:style style:name="Table2.1" style:family="table-row">
      <style:table-row-properties style:min-row-height="0.0972in" fo:keep-together="auto"/>
    </style:style>
    <style:style style:name="Table2.A1" style:family="table-cell">
      <style:table-cell-properties style:vertical-align="top" fo:background-color="#ffffff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2.A2" style:family="table-cell">
      <style:table-cell-properties style:vertical-align="top" fo:background-color="#ffffff" fo:padding-left="0.075in" fo:padding-right="0.075in" fo:padding-top="0in" fo:padding-bottom="0in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3" style:family="table">
      <style:table-properties style:width="3.8396in" fo:margin-left="0.7875in" table:align="left" style:writing-mode="lr-tb"/>
    </style:style>
    <style:style style:name="Table3.A" style:family="table-column">
      <style:table-column-properties style:column-width="3.8396in"/>
    </style:style>
    <style:style style:name="Table3.1" style:family="table-row">
      <style:table-row-properties style:min-row-height="0.0972in" fo:keep-together="auto"/>
    </style:style>
    <style:style style:name="Table3.A1" style:family="table-cell">
      <style:table-cell-properties style:vertical-align="top" fo:background-color="#ffffff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3.A2" style:family="table-cell">
      <style:table-cell-properties style:vertical-align="top" fo:background-color="#ffffff" fo:padding-left="0.075in" fo:padding-right="0.075in" fo:padding-top="0in" fo:padding-bottom="0in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4" style:family="table">
      <style:table-properties style:width="4.2472in" fo:margin-left="0.7875in" table:align="left" style:writing-mode="lr-tb"/>
    </style:style>
    <style:style style:name="Table4.A" style:family="table-column">
      <style:table-column-properties style:column-width="4.2472in"/>
    </style:style>
    <style:style style:name="Table4.1" style:family="table-row">
      <style:table-row-properties style:min-row-height="0.0972in" fo:keep-together="auto"/>
    </style:style>
    <style:style style:name="Table4.A1" style:family="table-cell">
      <style:table-cell-properties style:vertical-align="top" fo:background-color="#ffffff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4.A2" style:family="table-cell">
      <style:table-cell-properties style:vertical-align="top" fo:background-color="#ffffff" fo:padding-left="0.075in" fo:padding-right="0.075in" fo:padding-top="0in" fo:padding-bottom="0in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5" style:family="table">
      <style:table-properties style:width="4.5326in" fo:margin-left="-0.075in" table:align="left" style:writing-mode="lr-tb"/>
    </style:style>
    <style:style style:name="Table5.A" style:family="table-column">
      <style:table-column-properties style:column-width="4.532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ffffff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5.A2" style:family="table-cell">
      <style:table-cell-properties style:vertical-align="top" fo:background-color="#ffffff" fo:padding-left="0.075in" fo:padding-right="0.075in" fo:padding-top="0in" fo:padding-bottom="0in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6" style:family="table">
      <style:table-properties style:width="6.0028in" fo:margin-left="-0.075in" table:align="left" style:writing-mode="lr-tb"/>
    </style:style>
    <style:style style:name="Table6.A" style:family="table-column">
      <style:table-column-properties style:column-width="6.002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ffffff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6.A2" style:family="table-cell">
      <style:table-cell-properties style:vertical-align="top" fo:background-color="#ffffff" fo:padding-left="0.075in" fo:padding-right="0.075in" fo:padding-top="0in" fo:padding-bottom="0in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7" style:family="table">
      <style:table-properties style:width="6.0028in" fo:margin-left="-0.075in" table:align="left" style:writing-mode="lr-tb"/>
    </style:style>
    <style:style style:name="Table7.A" style:family="table-column">
      <style:table-column-properties style:column-width="6.0028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background-color="#ffffff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7.A2" style:family="table-cell">
      <style:table-cell-properties style:vertical-align="top" fo:background-color="#ffffff" fo:padding-left="0.075in" fo:padding-right="0.075in" fo:padding-top="0in" fo:padding-bottom="0in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8" style:family="table">
      <style:table-properties style:width="6.0028in" fo:margin-left="-0.075in" table:align="left" style:writing-mode="lr-tb"/>
    </style:style>
    <style:style style:name="Table8.A" style:family="table-column">
      <style:table-column-properties style:column-width="6.0028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ffffff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8.A2" style:family="table-cell">
      <style:table-cell-properties style:vertical-align="top" fo:background-color="#ffffff" fo:padding-left="0.075in" fo:padding-right="0.075in" fo:padding-top="0in" fo:padding-bottom="0in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9" style:family="table">
      <style:table-properties style:width="6.0028in" fo:margin-left="-0.075in" table:align="left" style:writing-mode="lr-tb"/>
    </style:style>
    <style:style style:name="Table9.A" style:family="table-column">
      <style:table-column-properties style:column-width="6.0028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background-color="#ffffff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9.A2" style:family="table-cell">
      <style:table-cell-properties style:vertical-align="top" fo:background-color="#ffffff" fo:padding-left="0.075in" fo:padding-right="0.075in" fo:padding-top="0in" fo:padding-bottom="0in" fo:border-left="1pt solid #000000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Normal_20__28_Web_29_">
      <loext:graphic-properties draw:fill="solid" draw:fill-color="#ffffff"/>
      <style:paragraph-properties fo:margin-left="0.25in" fo:margin-right="0in" fo:margin-top="0in" fo:margin-bottom="0.0417in" style:contextual-spacing="false" fo:background-color="#ffffff"/>
      <style:text-properties fo:color="#333333" loext:opacity="100%" style:font-name="Verdana" fo:font-size="7.5pt" style:font-size-asian="7.5pt" style:font-name-complex="Verdana" style:font-size-complex="7.5pt"/>
    </style:style>
    <style:style style:name="P2" style:family="paragraph" style:parent-style-name="Normal_20__28_Web_29_">
      <loext:graphic-properties draw:fill="solid" draw:fill-color="#ffffff"/>
      <style:paragraph-properties fo:margin-top="0in" fo:margin-bottom="0.0654in" style:contextual-spacing="false" fo:background-color="#ffffff"/>
      <style:text-properties fo:color="#333333" loext:opacity="100%" style:font-name="Verdana" fo:font-size="6.5pt" style:font-size-asian="6.5pt" style:font-name-complex="Verdana" style:font-size-complex="6.5pt"/>
    </style:style>
    <style:style style:name="P3" style:family="paragraph" style:parent-style-name="Normal_20__28_Web_29_">
      <loext:graphic-properties draw:fill="solid" draw:fill-color="#ffffff"/>
      <style:paragraph-properties fo:margin-left="0.25in" fo:margin-right="0in" fo:margin-top="0in" fo:margin-bottom="0.0417in" style:contextual-spacing="false" fo:background-color="#ffffff"/>
      <style:text-properties fo:color="#333333" loext:opacity="100%" style:font-name="Verdana" fo:font-size="6.5pt" style:font-size-asian="6.5pt" style:font-name-complex="Verdana" style:font-size-complex="6.5pt"/>
    </style:style>
    <style:style style:name="P4" style:family="paragraph" style:parent-style-name="Normal_20__28_Web_29_">
      <loext:graphic-properties draw:fill="solid" draw:fill-color="#ffffff"/>
      <style:paragraph-properties fo:margin-left="0.9917in" fo:margin-right="0in" fo:margin-top="0in" fo:margin-bottom="0.0654in" style:contextual-spacing="false" fo:text-indent="-0.25in" style:auto-text-indent="false" fo:background-color="#ffffff"/>
      <style:text-properties fo:color="#333333" loext:opacity="100%" style:font-name="Verdana" fo:font-size="6.5pt" style:font-size-asian="6.5pt" style:font-name-complex="Verdana" style:font-size-complex="6.5pt"/>
    </style:style>
    <style:style style:name="P5" style:family="paragraph" style:parent-style-name="Normal_20__28_Web_29_">
      <style:paragraph-properties fo:margin-left="0.5in" fo:margin-right="3.3917in" fo:margin-top="0in" fo:margin-bottom="0in" style:contextual-spacing="false" fo:text-indent="-0.25in" style:auto-text-indent="false"/>
      <style:text-properties fo:color="#333333" loext:opacity="100%" style:font-name="Verdana" fo:font-size="6.5pt" style:font-size-asian="6.5pt" style:font-name-complex="Verdana" style:font-size-complex="6.5pt"/>
    </style:style>
    <style:style style:name="P6" style:family="paragraph" style:parent-style-name="Normal_20__28_Web_29_">
      <style:paragraph-properties fo:margin-left="0.5in" fo:margin-right="2.7953in" fo:margin-top="0in" fo:margin-bottom="0in" style:contextual-spacing="false" fo:text-indent="-0.25in" style:auto-text-indent="false"/>
      <style:text-properties fo:color="#333333" loext:opacity="100%" style:font-name="Verdana" fo:font-size="6.5pt" style:font-size-asian="6.5pt" style:font-name-complex="Verdana" style:font-size-complex="6.5pt"/>
    </style:style>
    <style:style style:name="P7" style:family="paragraph" style:parent-style-name="Normal_20__28_Web_29_">
      <style:paragraph-properties fo:margin-top="0in" fo:margin-bottom="0in" style:contextual-spacing="false"/>
      <style:text-properties fo:color="#333333" loext:opacity="100%" style:font-name="Verdana" fo:font-size="6.5pt" style:font-size-asian="6.5pt" style:font-name-complex="Verdana" style:font-size-complex="6.5pt"/>
    </style:style>
    <style:style style:name="P8" style:family="paragraph" style:parent-style-name="Normal_20__28_Web_29_">
      <loext:graphic-properties draw:fill="solid" draw:fill-color="#ffffff"/>
      <style:paragraph-properties fo:margin-top="0in" fo:margin-bottom="0.0654in" style:contextual-spacing="false" fo:text-align="justify" style:justify-single-word="false" fo:background-color="#ffffff"/>
      <style:text-properties fo:color="#333333" loext:opacity="100%" style:font-name="Verdana" fo:font-size="6.5pt" style:font-size-asian="6.5pt" style:font-name-complex="Verdana" style:font-size-complex="6.5pt"/>
    </style:style>
    <style:style style:name="P9" style:family="paragraph" style:parent-style-name="Normal_20__28_Web_29_">
      <style:paragraph-properties fo:margin-top="0in" fo:margin-bottom="0in" style:contextual-spacing="false" fo:text-align="justify" style:justify-single-word="false"/>
      <style:text-properties fo:color="#333333" loext:opacity="100%" style:font-name="Verdana" fo:font-size="6.5pt" style:font-size-asian="6.5pt" style:font-name-complex="Verdana" style:font-size-complex="6.5pt"/>
    </style:style>
    <style:style style:name="P10" style:family="paragraph" style:parent-style-name="Normal_20__28_Web_29_">
      <style:paragraph-properties fo:margin-right="0in" fo:margin-top="0in" fo:margin-bottom="0in" style:contextual-spacing="false" fo:text-align="justify" style:justify-single-word="false" fo:text-indent="-0.25in" style:auto-text-indent="false"/>
      <style:text-properties fo:color="#333333" loext:opacity="100%" style:font-name="Verdana" fo:font-size="6.5pt" style:font-size-asian="6.5pt" style:font-name-complex="Verdana" style:font-size-complex="6.5pt"/>
    </style:style>
    <style:style style:name="P11" style:family="paragraph" style:parent-style-name="Standard">
      <style:paragraph-properties style:snap-to-layout-grid="false"/>
      <style:text-properties fo:color="#333333" loext:opacity="100%" style:font-name="Verdana" fo:font-size="6.5pt" style:font-size-asian="6.5pt" style:font-name-complex="Verdana" style:font-size-complex="6.5pt"/>
    </style:style>
    <style:style style:name="P12" style:family="paragraph" style:parent-style-name="Standard">
      <style:paragraph-properties fo:margin-left="0.5in" fo:margin-right="0in"/>
      <style:text-properties fo:color="#333333" loext:opacity="100%" style:font-name="Verdana" fo:font-size="6.5pt" style:font-size-asian="6.5pt" style:font-name-complex="Verdana" style:font-size-complex="6.5pt"/>
    </style:style>
    <style:style style:name="P13" style:family="paragraph" style:parent-style-name="Normal_20__28_Web_29_">
      <loext:graphic-properties draw:fill="solid" draw:fill-color="#ffffff"/>
      <style:paragraph-properties fo:margin-left="0.25in" fo:margin-right="0in" fo:margin-top="0.0417in" fo:margin-bottom="0.0417in" style:contextual-spacing="false" style:line-height-at-least="0.1665in" fo:background-color="#ffffff"/>
      <style:text-properties fo:color="#333333" loext:opacity="100%" style:font-name="Verdana" fo:font-size="6.5pt" fo:font-weight="bold" style:font-size-asian="6.5pt" style:font-weight-asian="bold" style:font-name-complex="Verdana" style:font-size-complex="6.5pt" style:font-weight-complex="bold"/>
    </style:style>
    <style:style style:name="P14" style:family="paragraph" style:parent-style-name="Normal_20__28_Web_29_">
      <style:paragraph-properties fo:margin-top="0in" fo:margin-bottom="0in" style:contextual-spacing="false"/>
      <style:text-properties fo:color="#333333" loext:opacity="100%" style:font-name="Verdana" fo:font-size="6.5pt" fo:language="en" fo:country="US" style:font-size-asian="6.5pt" style:font-name-complex="Verdana" style:font-size-complex="6.5pt"/>
    </style:style>
    <style:style style:name="P15" style:family="paragraph" style:parent-style-name="Normal_20__28_Web_29_">
      <style:paragraph-properties fo:margin-top="0in" fo:margin-bottom="0in" style:contextual-spacing="false" fo:text-align="justify" style:justify-single-word="false"/>
      <style:text-properties fo:color="#333333" loext:opacity="100%" style:font-name="Verdana" fo:font-size="6.5pt" fo:language="en" fo:country="US" style:font-size-asian="6.5pt" style:font-name-complex="Verdana" style:font-size-complex="6.5pt"/>
    </style:style>
    <style:style style:name="P16" style:family="paragraph" style:parent-style-name="Normal_20__28_Web_29_">
      <loext:graphic-properties draw:fill="solid" draw:fill-color="#ffffff"/>
      <style:paragraph-properties fo:margin-top="0in" fo:margin-bottom="0.0654in" style:contextual-spacing="false" fo:background-color="#ffffff"/>
      <style:text-properties fo:color="#333333" loext:opacity="100%" style:font-name="Verdana" fo:font-size="6.5pt" fo:language="en" fo:country="US" style:font-size-asian="6.5pt" style:font-name-complex="Verdana" style:font-size-complex="6.5pt"/>
    </style:style>
    <style:style style:name="P17" style:family="paragraph" style:parent-style-name="Normal_20__28_Web_29_">
      <style:paragraph-properties fo:margin-left="0.25in" fo:margin-right="0in" fo:margin-top="0in" fo:margin-bottom="0.0654in" style:contextual-spacing="false"/>
      <style:text-properties fo:color="#333333" loext:opacity="100%" style:font-name="Verdana" fo:font-weight="bold" style:font-weight-asian="bold" style:font-name-complex="Verdana" style:font-weight-complex="bold"/>
    </style:style>
    <style:style style:name="P18" style:family="paragraph" style:parent-style-name="Normal_20__28_Web_29_">
      <style:paragraph-properties fo:margin-left="0.25in" fo:margin-right="0in" fo:margin-top="0in" fo:margin-bottom="0.0654in" style:contextual-spacing="false"/>
      <style:text-properties fo:color="#333333" loext:opacity="100%" style:font-name="Verdana" style:font-name-complex="Verdana"/>
    </style:style>
    <style:style style:name="P19" style:family="paragraph" style:parent-style-name="Normal_20__28_Web_29_">
      <style:paragraph-properties fo:margin-left="0.25in" fo:margin-right="0in" fo:margin-top="0in" fo:margin-bottom="0.0654in" style:contextual-spacing="false"/>
      <style:text-properties fo:color="#333333" loext:opacity="100%" style:font-name="Verdana" fo:language="en" fo:country="US" style:font-name-complex="Verdana"/>
    </style:style>
    <style:style style:name="P20" style:family="paragraph" style:parent-style-name="Normal_20__28_Web_29_">
      <loext:graphic-properties draw:fill="solid" draw:fill-color="#ffffff"/>
      <style:paragraph-properties fo:margin-left="0.25in" fo:margin-right="0in" fo:margin-top="0in" fo:margin-bottom="0.0417in" style:contextual-spacing="false" fo:background-color="#ffffff"/>
      <style:text-properties fo:color="#333333" loext:opacity="100%" fo:font-weight="bold" style:font-weight-asian="bold" style:font-weight-complex="bold"/>
    </style:style>
    <style:style style:name="P21" style:family="paragraph" style:parent-style-name="Normal_20__28_Web_29_">
      <loext:graphic-properties draw:fill="solid" draw:fill-color="#fffeff"/>
      <style:paragraph-properties fo:margin-left="1.2291in" fo:margin-right="0in" fo:margin-top="0.1945in" fo:margin-bottom="0in" style:contextual-spacing="false" fo:text-indent="-0.25in" style:auto-text-indent="false" fo:background-color="#fffeff"/>
      <style:text-properties fo:color="#333333" loext:opacity="100%" style:font-name="Calibri" fo:font-size="6.5pt" style:font-size-asian="6.5pt" style:font-name-complex="Calibri" style:font-size-complex="6.5pt"/>
    </style:style>
    <style:style style:name="P22" style:family="paragraph" style:parent-style-name="Normal_20__28_Web_29_">
      <loext:graphic-properties draw:fill="solid" draw:fill-color="#fffeff"/>
      <style:paragraph-properties fo:margin-left="0.4917in" fo:margin-right="0in" fo:margin-top="0.1945in" fo:margin-bottom="0in" style:contextual-spacing="false" fo:background-color="#fffeff"/>
      <style:text-properties fo:color="#333333" loext:opacity="100%" style:font-name="Calibri" fo:font-size="6.5pt" style:font-size-asian="6.5pt" style:font-name-complex="Calibri" style:font-size-complex="6.5pt"/>
    </style:style>
    <style:style style:name="P23" style:family="paragraph" style:parent-style-name="Normal_20__28_Web_29_">
      <loext:graphic-properties draw:fill="solid" draw:fill-color="#ffffff"/>
      <style:paragraph-properties fo:margin-top="0in" fo:margin-bottom="0.0654in" style:contextual-spacing="false" fo:background-color="#ffffff"/>
    </style:style>
    <style:style style:name="P24" style:family="paragraph" style:parent-style-name="Normal_20__28_Web_29_">
      <style:paragraph-properties fo:margin-left="0.25in" fo:margin-right="0in" fo:margin-top="0in" fo:margin-bottom="0.0654in" style:contextual-spacing="false"/>
    </style:style>
    <style:style style:name="P25" style:family="paragraph" style:parent-style-name="Normal_20__28_Web_29_">
      <loext:graphic-properties draw:fill="solid" draw:fill-color="#fffeff"/>
      <style:paragraph-properties fo:margin-top="0in" fo:margin-bottom="0in" style:contextual-spacing="false" fo:background-color="#fffeff"/>
    </style:style>
    <style:style style:name="P26" style:family="paragraph" style:parent-style-name="Normal_20__28_Web_29_">
      <loext:graphic-properties draw:fill="solid" draw:fill-color="#ffffff"/>
      <style:paragraph-properties fo:margin-top="0in" fo:margin-bottom="0.0654in" style:contextual-spacing="false" fo:text-align="justify" style:justify-single-word="false" fo:background-color="#ffffff"/>
    </style:style>
    <style:style style:name="P27" style:family="paragraph" style:parent-style-name="Normal_20__28_Web_29_">
      <loext:graphic-properties draw:fill="solid" draw:fill-color="#ffffff"/>
      <style:paragraph-properties fo:margin-top="0in" fo:margin-bottom="0.0654in" style:contextual-spacing="false" fo:background-color="#ffffff"/>
      <style:text-properties fo:color="#365f91" loext:opacity="100%" style:font-name="Cambria" fo:font-size="14pt" fo:font-weight="bold" style:font-size-asian="14pt" style:font-weight-asian="bold" style:font-name-complex="Cambria" style:font-size-complex="14pt" style:font-weight-complex="bold"/>
    </style:style>
    <style:style style:name="P28" style:family="paragraph" style:parent-style-name="Standard">
      <style:text-properties fo:font-weight="bold" style:font-weight-asian="bold"/>
    </style:style>
    <style:style style:name="P29" style:family="paragraph" style:parent-style-name="Standard">
      <style:text-properties text:display="none"/>
    </style:style>
    <style:style style:name="P30" style:family="paragraph" style:parent-style-name="Normal_20__28_Web_29_">
      <loext:graphic-properties draw:fill="solid" draw:fill-color="#ffffff"/>
      <style:paragraph-properties fo:margin-top="0in" fo:margin-bottom="0.0654in" style:contextual-spacing="false" fo:background-color="#ffffff"/>
      <style:text-properties fo:color="#333333" loext:opacity="100%" style:font-name="Verdana" fo:font-size="6.5pt" style:font-size-asian="6.5pt" style:font-name-complex="Verdana" style:font-size-complex="6.5pt"/>
    </style:style>
    <style:style style:name="P31" style:family="paragraph" style:parent-style-name="Heading_20_1">
      <loext:graphic-properties draw:fill="solid" draw:fill-color="#ffffff"/>
      <style:paragraph-properties fo:margin-top="0.0654in" fo:margin-bottom="0.0654in" style:contextual-spacing="false" style:line-height-at-least="0.261in" fo:background-color="#ffffff"/>
      <style:text-properties fo:color="#333333" loext:opacity="100%" style:font-name="Verdana" fo:font-size="15pt" style:font-size-asian="15pt" style:font-name-complex="Verdana" style:font-size-complex="15pt"/>
    </style:style>
    <style:style style:name="P32" style:family="paragraph" style:parent-style-name="Heading_20_1">
      <loext:graphic-properties draw:fill="solid" draw:fill-color="#ffffff"/>
      <style:paragraph-properties fo:margin-top="0.0654in" fo:margin-bottom="0.0654in" style:contextual-spacing="false" style:line-height-at-least="0.261in" fo:background-color="#ffffff"/>
      <style:text-properties fo:color="#30add1" loext:opacity="100%" style:font-name="Verdana" fo:font-size="15pt" style:font-size-asian="15pt" style:font-name-complex="Verdana" style:font-size-complex="15pt"/>
    </style:style>
    <style:style style:name="P33" style:family="paragraph" style:parent-style-name="Heading_20_5">
      <loext:graphic-properties draw:fill="solid" draw:fill-color="#ffffff"/>
      <style:paragraph-properties fo:margin-top="0.0654in" fo:margin-bottom="0.0654in" style:contextual-spacing="false" style:line-height-at-least="0.1307in" fo:background-color="#ffffff"/>
      <style:text-properties fo:color="#333333" loext:opacity="100%" style:font-name="Verdana" fo:font-size="7.5pt" style:font-size-asian="7.5pt" style:font-name-complex="Verdana" style:font-size-complex="7.5pt"/>
    </style:style>
    <style:style style:name="P34" style:family="paragraph" style:parent-style-name="Heading_20_5">
      <loext:graphic-properties draw:fill="solid" draw:fill-color="#ffffff"/>
      <style:paragraph-properties fo:margin-top="0.0654in" fo:margin-bottom="0.0654in" style:contextual-spacing="false" fo:text-align="justify" style:justify-single-word="false" fo:background-color="#ffffff"/>
      <style:text-properties fo:color="#333333" loext:opacity="100%" fo:font-size="12pt" style:font-size-asian="12pt" style:font-size-complex="12pt"/>
    </style:style>
    <style:style style:name="P35" style:family="paragraph" style:parent-style-name="Standard" style:list-style-name="WW8Num2">
      <loext:graphic-properties draw:fill="solid" draw:fill-color="#ffffff"/>
      <style:paragraph-properties fo:margin-left="0.1634in" fo:margin-right="0in" fo:margin-top="0in" fo:margin-bottom="0.1945in" style:contextual-spacing="false" style:line-height-at-least="0.1307in" fo:text-indent="-0.25in" style:auto-text-indent="false" fo:background-color="#ffffff"/>
      <style:text-properties fo:color="#333333" loext:opacity="100%" style:font-name="Verdana" fo:font-size="6.5pt" style:font-size-asian="6.5pt" style:font-name-complex="Verdana" style:font-size-complex="6.5pt"/>
    </style:style>
    <style:style style:name="P36" style:family="paragraph" style:parent-style-name="Standard" style:list-style-name="WW8Num4">
      <loext:graphic-properties draw:fill="solid" draw:fill-color="#ffffff"/>
      <style:paragraph-properties fo:margin-left="0.1634in" fo:margin-right="0in" fo:margin-top="0in" fo:margin-bottom="0in" style:contextual-spacing="false" style:line-height-at-least="0.1307in" fo:text-indent="-0.25in" style:auto-text-indent="false" fo:background-color="#ffffff"/>
      <style:text-properties fo:color="#333333" loext:opacity="100%" style:font-name="Verdana" fo:font-size="6.5pt" style:font-size-asian="6.5pt" style:font-name-complex="Verdana" style:font-size-complex="6.5pt"/>
    </style:style>
    <style:style style:name="P37" style:family="paragraph" style:parent-style-name="Standard" style:list-style-name="WW8Num4">
      <loext:graphic-properties draw:fill="solid" draw:fill-color="#ffffff"/>
      <style:paragraph-properties fo:margin-left="0.1634in" fo:margin-right="0in" fo:margin-top="0in" fo:margin-bottom="0.1945in" style:contextual-spacing="false" style:line-height-at-least="0.1307in" fo:text-indent="-0.25in" style:auto-text-indent="false" fo:background-color="#ffffff"/>
      <style:text-properties fo:color="#333333" loext:opacity="100%" style:font-name="Verdana" fo:font-size="6.5pt" style:font-size-asian="6.5pt" style:font-name-complex="Verdana" style:font-size-complex="6.5pt"/>
    </style:style>
    <style:style style:name="T1" style:family="text">
      <style:text-properties fo:font-weight="bold" style:font-weight-asian="bold"/>
    </style:style>
    <style:style style:name="T2" style:family="text">
      <style:text-properties fo:color="#333333" loext:opacity="100%" style:font-name="Verdana" fo:font-size="6.5pt" style:font-size-asian="6.5pt" style:font-name-complex="Verdana" style:font-size-complex="6.5pt"/>
    </style:style>
    <style:style style:name="T3" style:family="text">
      <style:text-properties fo:color="#333333" loext:opacity="100%" style:font-name="Verdana" fo:font-size="6.5pt" style:text-underline-style="solid" style:text-underline-width="auto" style:text-underline-color="font-color" style:font-size-asian="6.5pt" style:font-name-complex="Verdana" style:font-size-complex="6.5pt"/>
    </style:style>
    <style:style style:name="T4" style:family="text">
      <style:text-properties fo:color="#333333" loext:opacity="100%" style:font-name="Verdana" fo:font-size="6.5pt" fo:font-style="italic" fo:font-weight="bold" style:font-size-asian="6.5pt" style:font-style-asian="italic" style:font-weight-asian="bold" style:font-name-complex="Verdana" style:font-size-complex="6.5pt" style:font-style-complex="italic" style:font-weight-complex="bold"/>
    </style:style>
    <style:style style:name="T5" style:family="text">
      <style:text-properties fo:color="#333333" loext:opacity="100%" style:font-name="Verdana" fo:font-size="6.5pt" fo:font-style="italic" style:font-size-asian="6.5pt" style:font-style-asian="italic" style:font-name-complex="Verdana" style:font-size-complex="6.5pt" style:font-style-complex="italic"/>
    </style:style>
    <style:style style:name="T6" style:family="text">
      <style:text-properties fo:color="#333333" loext:opacity="100%" style:font-name="Verdana" fo:font-size="6.5pt" fo:font-weight="bold" style:font-size-asian="6.5pt" style:font-weight-asian="bold" style:font-name-complex="Verdana" style:font-size-complex="6.5pt" style:font-weight-complex="bold"/>
    </style:style>
    <style:style style:name="T7" style:family="text">
      <style:text-properties fo:color="#333333" loext:opacity="100%" style:font-name="Verdana" fo:font-size="15pt" style:font-size-asian="15pt" style:font-name-complex="Verdana" style:font-size-complex="15pt"/>
    </style:style>
    <style:style style:name="T8" style:family="text">
      <style:text-properties fo:color="#333333" loext:opacity="100%" style:font-name="Wingdings" fo:font-size="6.5pt" style:font-size-asian="6.5pt" style:font-name-complex="Wingdings" style:font-size-complex="6.5pt"/>
    </style:style>
    <style:style style:name="T9" style:family="text">
      <style:text-properties fo:color="#333333" loext:opacity="100%" style:font-name="Calibri" fo:font-size="6.5pt" style:font-size-asian="6.5pt" style:font-name-complex="Calibri" style:font-size-complex="6.5pt"/>
    </style:style>
    <style:style style:name="T10" style:family="text">
      <style:text-properties fo:color="#333333" loext:opacity="100%" style:font-name="Calibri" fo:font-size="6.5pt" style:font-name-asian="Calibri" style:font-size-asian="6.5pt" style:font-name-complex="Calibri" style:font-size-complex="6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PROBLEMAS 06 – Herencia</text:span><text:span text:style-name="T1"/></text:p>
      <text:p text:style-name="P28"/>
      <text:h text:style-name="P33" text:outline-level="5">Ejercicio 1.-</text:h>
      <text:p text:style-name="P2">Superclase Persona, subclases Alumno y Profesor</text:p>
      <text:h text:style-name="P34" text:outline-level="5">Ejercicio 2</text:h>
      <text:p text:style-name="P3">Se desea crear una SuperClase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Cooperante<text:span text:style-name="T2"/></text:p>
          </table:table-cell>
        </table:table-row>
        <table:table-row table:style-name="Table1.1">
          <table:table-cell table:style-name="Table1.A2" office:value-type="string">
            <text:p text:style-name="P19">private String nombre</text:p>
            <text:p text:style-name="P19">private String dni</text:p>
            <text:p text:style-name="P19">private String pais</text:p>
          </table:table-cell>
        </table:table-row>
        <table:table-row table:style-name="Table1.1">
          <table:table-cell table:style-name="Table1.A2" office:value-type="string">
            <text:p text:style-name="P24"><text:span text:style-name="T2">public String to</text:span><text:span text:style-name="T3">String</text:span><text:span text:style-name="T2">(); --&gt;Devuelve una cadena con los 3 datos tabulados</text:span></text:p>
          </table:table-cell>
        </table:table-row>
      </table:table>
      <text:p text:style-name="P13">Esta clase será heredada por las siguientes SubClases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">Asalariado<text:span text:style-name="T2"/></text:p>
          </table:table-cell>
        </table:table-row>
        <table:table-row table:style-name="Table2.1">
          <table:table-cell table:style-name="Table2.A2" office:value-type="string">
            <text:p text:style-name="P18">double sueldo</text:p>
          </table:table-cell>
        </table:table-row>
        <table:table-row table:style-name="Table2.1">
          <table:table-cell table:style-name="Table2.A2" office:value-type="string">
            <text:p text:style-name="P11"/>
          </table:table-cell>
        </table:table-row>
      </table:table>
      <text:p text:style-name="P29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7">Voluntario<text:span text:style-name="T2"/></text:p>
          </table:table-cell>
        </table:table-row>
        <table:table-row table:style-name="Table3.1">
          <table:table-cell table:style-name="Table3.A2" office:value-type="string">
            <text:p text:style-name="P18">String ong</text:p>
          </table:table-cell>
        </table:table-row>
        <table:table-row table:style-name="Table3.1">
          <table:table-cell table:style-name="Table3.A2" office:value-type="string">
            <text:p text:style-name="P11"/>
          </table:table-cell>
        </table:table-row>
      </table:table>
      <text:p text:style-name="P3">Aparte tendremos una clase contenedora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7">Personal<text:span text:style-name="T2"/></text:p>
          </table:table-cell>
        </table:table-row>
        <table:table-row table:style-name="Table4.1">
          <table:table-cell table:style-name="Table4.A2" office:value-type="string">
            <text:p text:style-name="P18">static ArrayList&lt;Cooperante&gt; listadoPersonal</text:p>
          </table:table-cell>
        </table:table-row>
        <table:table-row table:style-name="Table4.1">
          <table:table-cell table:style-name="Table4.A2" office:value-type="string">
            <text:p text:style-name="P18">altaAsalariado(Asalariado a) {}</text:p>
            <text:p text:style-name="P18">altaVoluntario(Voluntario v) {}</text:p>
            <text:p text:style-name="P18">//los listados mostrarán toda la información por consola</text:p>
            <text:p text:style-name="P18">listarCooperantes()</text:p>
            <text:p text:style-name="P18">listarAsalariados()</text:p>
            <text:p text:style-name="P18">listarVoluntarios()</text:p>
          </table:table-cell>
        </table:table-row>
      </table:table>
      <text:p text:style-name="P20">En el programa principal crearemos el siguiente menú<text:span text:style-name="T2"/></text:p>
      <text:p text:style-name="P1">Se mostrará el siguiente menú:<text:span text:style-name="T2"/></text:p>
      <text:p text:style-name="P1">1.Alta Asalariado<text:span text:style-name="T2"/></text:p>
      <text:p text:style-name="P1">2.Alta Voluntario<text:span text:style-name="T2"/></text:p>
      <text:p text:style-name="P1">3.Listado Cooperantes (sólo los datos comunes, no se mostrará ni el sueldo ni la ong)<text:span text:style-name="T2"/></text:p>
      <text:p text:style-name="P1">4.Listado Asalariados<text:span text:style-name="T2"/></text:p>
      <text:p text:style-name="P1">5.Listado Voluntarios<text:span text:style-name="T2"/></text:p>
      <text:p text:style-name="P1">6.Fin<text:span text:style-name="T2"/></text:p>
      <text:p text:style-name="P3"/>
      <text:p text:style-name="P3"/>
      <text:h text:style-name="P31" text:outline-level="1">Ejercicio 3.-</text:h>
      <text:p text:style-name="P2">Este ejercicio se irá realizando en clase como modelo.Por ello, será necesario crear un proyecto nuevo, llamado Ejercicio3.Dentro del él se crearán los siguientes paquetes:</text:p>
      <text:p text:style-name="P4"><text:soft-page-break/>·modelo</text:p>
      <text:p text:style-name="P4">·gestores</text:p>
      <text:p text:style-name="P4">·excepciones</text:p>
      <text:p text:style-name="P4">·interfaz</text:p>
      <text:p text:style-name="P23"><text:span text:style-name="T2">Se creará una excepción llamada </text:span><text:span text:style-name="T4">MyException</text:span><text:span text:style-name="T2"> que servirá para centralizar todas las excepciones, dicha excepción estará en el paquete </text:span><text:span text:style-name="T5">excepciones.</text:span></text:p>
      <text:p text:style-name="P2">En el paquete interfaz, pondremos la clase estática que tenemos para controlar la entrada/salida de información.</text:p>
      <text:p text:style-name="P2">En el paquete modelo crearemos las siguientes clases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Vivienda</text:p>
          </table:table-cell>
        </table:table-row>
        <table:table-row table:style-name="Table5.1">
          <table:table-cell table:style-name="Table5.A2" office:value-type="string">
            <text:p text:style-name="P5"><text:bookmark-start text:name="__DdeLink__1_738760545"/>·cod_vivienda</text:p>
            <text:p text:style-name="P5">·cod_propietario</text:p>
            <text:p text:style-name="P5">·Dirección</text:p>
            <text:p text:style-name="P5">·precio</text:p>
            <text:p text:style-name="P6">·alquiler (true / false)<text:bookmark-end text:name="__DdeLink__1_738760545"/></text:p>
          </table:table-cell>
        </table:table-row>
        <table:table-row table:style-name="Table5.1">
          <table:table-cell table:style-name="Table5.A2" office:value-type="string">
            <text:p text:style-name="P14">Constructor, getters&amp;setters, toString en columnas.<text:span text:style-name="T2"/></text:p>
          </table:table-cell>
        </table:table-row>
      </table:table>
      <text:p text:style-name="P2">Restricciones:</text:p>
      <text:p text:style-name="P2">El código de vivienda se generará automáticamente cuando se de de alta en el array, de la siguiente manera:</text:p>
      <text:p text:style-name="P2">2021-A-001primera vivienda del array.Es de alquiler</text:p>
      <text:p text:style-name="P2">2021-V-002segunda vivienda del array.Está en venta</text:p>
      <text:p text:style-name="P2"> </text:p>
      <text:p text:style-name="P23"><text:span text:style-name="T2">El número será el tamaño de la colección a través del método </text:span><text:span text:style-name="T5">size().</text:span></text:p>
      <text:p text:style-name="P8">El código del propietario se introducirá a mano, teniendo en cuenta que podrá repetirse, ya que un mismo propietario puede tener varios pisos.Tendrá que tener obligatoriamente 4 dígitos, siendo el primero una letra entre la A-Z (excluyendo acentos y ñ, si la introducen en minúscula se pasará a mayúscula) y los otros tres caracteres tienen que ser obligatoriamente números.</text:p>
      <text:p text:style-name="P8">La dirección no puede ser nula.</text:p>
      <text:p text:style-name="P8">El precio será double, y tendrá que ser superior a 100€ según la normativa de viviendas de Gobierno de Casoplolandia.Si es inferior a 5000€ se considerará alquiler, en caso contrario, se considerará venta.</text:p>
      <text:p text:style-name="P26"><text:span text:style-name="T2">El constructor, comprobará la validez de los datos enviados, todos como String, y en caso contrario, lanzará una excepción especificando </text:span><text:span text:style-name="T6">claramente</text:span><text:span text:style-name="T2"> cuál ha sido el error.En caso de que se produzcan varios errores, sólo lanzará el primero en ser detectado.</text:span></text:p>
      <text:p text:style-name="P8"> </text:p>
      <text:p text:style-name="P8">Después crear la siguiente clase, que heredará Vivienda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">Piso (hereda Vivienda)</text:p>
          </table:table-cell>
        </table:table-row>
        <table:table-row table:style-name="Table6.1">
          <table:table-cell table:style-name="Table6.A2" office:value-type="string">
            <text:p text:style-name="P10"><text:s text:c="11"/>·pComunidad</text:p>
            <text:p text:style-name="P10"><text:s text:c="11"/>·numPiso</text:p>
          </table:table-cell>
        </table:table-row>
        <table:table-row table:style-name="Table6.1">
          <table:table-cell table:style-name="Table6.A2" office:value-type="string">
            <text:p text:style-name="P15">Constructor, getters&amp;setters, toString en columnas.<text:span text:style-name="T2"/></text:p>
          </table:table-cell>
        </table:table-row>
      </table:table>
      <text:p text:style-name="P8">Ningún valor podrá ser negativo ni nulo.</text:p>
      <text:p text:style-name="P8">Segunda parte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9">Unifamiliar (hereda Vivienda)</text:p>
          </table:table-cell>
        </table:table-row>
        <table:table-row table:style-name="Table7.1">
          <table:table-cell table:style-name="Table7.A2" office:value-type="string">
            <text:p text:style-name="P10"><text:s text:c="10"/>·metrosJardin(no podrá ser menor que cero ni nulo, pero sí cero)</text:p>
          </table:table-cell>
        </table:table-row>
        <table:table-row table:style-name="Table7.1">
          <table:table-cell table:style-name="Table7.A2" office:value-type="string">
            <text:p text:style-name="P15">Constructor, getters&amp;setters, toString en columnas.<text:span text:style-name="T2"/></text:p>
          </table:table-cell>
        </table:table-row>
      </table:table>
      <text:p text:style-name="P29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9">Chalet (hereda Unifamiliar)</text:p>
          </table:table-cell>
        </table:table-row>
        <table:table-row table:style-name="Table8.1">
          <table:table-cell table:style-name="Table8.A2" office:value-type="string">
            <text:p text:style-name="P10"><text:s text:c="11"/>·piscina (true o false)</text:p>
          </table:table-cell>
        </table:table-row>
        <table:table-row table:style-name="Table8.1">
          <table:table-cell table:style-name="Table8.A2" office:value-type="string">
            <text:p text:style-name="P15">Constructor, getters&amp;setters, toString en columnas.<text:span text:style-name="T2"/></text:p>
          </table:table-cell>
        </table:table-row>
      </table:table>
      <text:p text:style-name="P29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9">Adosado(hereda Unifamiliar)</text:p>
          </table:table-cell>
        </table:table-row>
        <table:table-row table:style-name="Table9.1">
          <table:table-cell table:style-name="Table9.A2" office:value-type="string">
            <text:p text:style-name="P10"><text:s text:c="23"/>·numCasa (no podrá ser menor que cero ni nulo)</text:p>
          </table:table-cell>
        </table:table-row>
        <table:table-row table:style-name="Table9.1">
          <table:table-cell table:style-name="Table9.A2" office:value-type="string">
            <text:p text:style-name="P9"> </text:p>
          </table:table-cell>
        </table:table-row>
      </table:table>
      <text:p text:style-name="P8"> </text:p>
      <text:p text:style-name="P8"><text:bookmark-start text:name="__DdeLink__437_3076077268"/>Crear el menú</text:p>
      <text:list text:style-name="WW8Num2">
        <text:list-item>
          <text:p text:style-name="P35" loext:marker-style-name="T2">1.Alta piso</text:p>
        </text:list-item>
      </text:list>
      <text:list text:style-name="WW8Num4">
        <text:list-item>
          <text:p text:style-name="P36" loext:marker-style-name="T2">2.Alta adosado</text:p>
        </text:list-item>
        <text:list-item>
          <text:p text:style-name="P36" loext:marker-style-name="T2">3.Alta chalet</text:p>
        </text:list-item>
        <text:list-item>
          <text:p text:style-name="P36" loext:marker-style-name="T2">4.Listado viviendas</text:p>
        </text:list-item>
        <text:list-item>
          <text:p text:style-name="P36" loext:marker-style-name="T2">5.Listado pisos</text:p>
        </text:list-item>
        <text:list-item>
          <text:p text:style-name="P36" loext:marker-style-name="T2">6.Listado chalets</text:p>
        </text:list-item>
        <text:list-item>
          <text:p text:style-name="P36" loext:marker-style-name="T2">7.Listado adosados</text:p>
        </text:list-item>
        <text:list-item>
          <text:p text:style-name="P37" loext:marker-style-name="T2">8.Fin<text:bookmark-end text:name="__DdeLink__437_3076077268"/></text:p>
        </text:list-item>
      </text:list>
      <text:p text:style-name="P3"/>
      <text:h text:style-name="P31" text:outline-level="1">Ejercicio 4.-</text:h>
      <text:p text:style-name="P2"><text:soft-page-break/>Crear las clases Ejemplar,  Libro y Multimedia (que heredan de Ejemplar)</text:p>
      <text:p text:style-name="P2">Se desea controlar los ejemplares que hay en una biblioteca.  De cada ejemplar tenemos el código y el título.  Si son libros, además tendremos la editorial y el número de páginas, de los ejemplares multimedia, tendremos el tipo (video, cd, dvd ...).  Todos los libros se pueden prestar durante 15 días, y los ejemplares multimedia, durante 10.  Además, se tendrá que guardar la opción de si está prestado o no. </text:p>
      <text:p text:style-name="P2">Inicialmente se crearán 10 ejemplares variados, desde el programa principal se mostrará el listado de los ejemplares que hay, y se pedirá el código del ejemplar que se desea prestar.  Se permitirá el préstamo, siempre que no esté ya prestado.</text:p>
      <text:p text:style-name="P2"> 2ª parte (hace falta explicar teoría)</text:p>
      <text:p text:style-name="P2">Añadir en la clase Ejemplar el método:</text:p>
      <text:p text:style-name="P2">Public abstract String reciclable( ) ;</text:p>
      <text:p text:style-name="P2">//devolverá una cadena con lo que hay que hacer con esa clase de ejemplar</text:p>
      <text:p text:style-name="P2"/>
      <text:p text:style-name="P27">Ejercicio 5<text:span text:style-name="T2"/></text:p>
      <text:p text:style-name="P2">Sobre el Ejercicio 1 realizar las siguientes modificaciones:</text:p>
      <text:p text:style-name="P2">Clase Persona:  añadir el siguiente método:</text:p>
      <text:p text:style-name="P16">public void prosperar (float cantidad);<text:span text:style-name="T2"/></text:p>
      <text:p text:style-name="P2">Para los alumnos, subirá la nota.  Si el resultado supera el 10, la nota se quedará con un 10.</text:p>
      <text:p text:style-name="P23"><text:span text:style-name="T2">Para los profesores, subirá el sueldo (no hay límite </text:span><text:span text:style-name="T8"></text:span><text:span text:style-name="T2"> )</text:span></text:p>
      <text:h text:style-name="P32" text:outline-level="1"><text:bookmark-start text:name="_GoBack"/>Ejercicio6<text:bookmark-end text:name="_GoBack"/><text:span text:style-name="T7"/></text:h>
      <text:p text:style-name="P25"><text:span text:style-name="T9">Sobre el ejercicio 2, crear una interfaz que sea </text:span><text:span text:style-name="T4">Empleable</text:span><text:span text:style-name="T9"> con los siguientes métodos abstractos:</text:span></text:p>
      <text:p text:style-name="P25"><text:span text:style-name="T9">           </text:span><text:span text:style-name="T10"> </text:span><text:span text:style-name="T9">public String enviarAPais( ) ;</text:span></text:p>
      <text:p text:style-name="P21">-Los  voluntarios van en clase turista y los Asalariados en 1ª<text:span text:style-name="T2"/></text:p>
      <text:p text:style-name="P22">public double despedir( ) ;<text:span text:style-name="T2"/></text:p>
      <text:p text:style-name="P21">-Los voluntarios reciben 10€ y los Asalariados 100€<text:span text:style-name="T2"/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C" svg:font-family="'Noto Sans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/>
    <style:style style:name="WW8Num5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font-size="24pt" fo:font-weight="bold" style:letter-kerning="true" style:font-size-asian="24pt" style:font-weight-asian="bold" style:font-size-complex="24pt" style:font-weight-complex="bold"/>
    </style:style>
    <style:style style:name="Título_20_3_20_Car" style:display-name="Título 3 Car" style:family="text" style:parent-style-name="Fuente_20_de_20_párrafo_20_predeter.">
      <style:text-properties fo:font-size="13.5pt" fo:font-weight="bold" style:font-size-asian="13.5pt" style:font-weight-asian="bold" style:font-size-complex="13.5pt" style:font-weight-complex="bold"/>
    </style:style>
    <style:style style:name="Título_20_5_20_Car" style:display-name="Título 5 Car" style:family="text" style:parent-style-name="Fuente_20_de_20_párrafo_20_predeter.">
      <style:text-properties fo:font-weight="bold" style:font-weight-asian="bold" style:font-weight-complex="bold"/>
    </style:style>
    <style:style style:name="ttulo2car" style:family="text" style:parent-style-name="Fuente_20_de_20_párrafo_20_predeter.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6z2" loext:num-list-format="%3%." style:num-suffix="." text:bullet-char="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Angel</meta:initial-creator>
    <meta:creation-date>2009-12-14T19:44:00</meta:creation-date>
    <dc:date>2024-02-09T12:22:57.741251257</dc:date>
    <meta:editing-cycles>22</meta:editing-cycles>
    <meta:editing-duration>PT8H30M25S</meta:editing-duration>
    <meta:generator>LibreOffice/7.6.4.1$Linux_X86_64 LibreOffice_project/60$Build-1</meta:generator>
    <meta:document-statistic meta:table-count="9" meta:image-count="0" meta:object-count="0" meta:page-count="3" meta:paragraph-count="105" meta:word-count="736" meta:character-count="4931" meta:non-whitespace-character-count="4211"/>
  </office:meta>
</office:document-meta>
</file>